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1ca17" officeooo:paragraph-rsid="0011ca17"/>
    </style:style>
    <style:style style:name="P2" style:family="paragraph" style:parent-style-name="Standard">
      <style:text-properties fo:language="es" fo:country="ES" officeooo:rsid="0011ca17" officeooo:paragraph-rsid="0011ca17"/>
    </style:style>
    <style:style style:name="P3" style:family="paragraph" style:parent-style-name="Standard">
      <style:text-properties fo:language="es" fo:country="ES" officeooo:rsid="00138306" officeooo:paragraph-rsid="00138306"/>
    </style:style>
    <style:style style:name="P4" style:family="paragraph" style:parent-style-name="Standard" style:list-style-name="L1">
      <style:text-properties fo:language="es" fo:country="ES" officeooo:rsid="00138306" officeooo:paragraph-rsid="00138306"/>
    </style:style>
    <style:style style:name="P5" style:family="paragraph" style:parent-style-name="Standard">
      <style:text-properties fo:language="es" fo:country="ES" officeooo:rsid="00139d0b" officeooo:paragraph-rsid="00139d0b"/>
    </style:style>
    <style:style style:name="T1" style:family="text">
      <style:text-properties officeooo:rsid="001383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- <text:span text:style-name="T1">Planteamiento de la plataforma</text:span></text:p>
      <text:p text:style-name="P1"/>
      <text:p text:style-name="P1"><text:tab/><text:tab/>Durante los ultimos años se ha producido un auge del comercio online sin precedentes. A día de hoy es casi imposible encontrar en España alguien menor de 65 años que no compre o haya comprado nunca por internet. Otro hecho es que Amazon se ha convertido en la compañía más valiosa del mundo en 27 años.</text:p>
      <text:p text:style-name="P1"/>
      <text:p text:style-name="P1">El hambre por las ventas de muchos empresarios ha llevado a una plaga masiva de sitios web con diseños poco atractivos, interfaces de dificiles de manejar además de la escasez de la información específo sobre un producto a la hora de comprarlo.</text:p>
      <text:p text:style-name="P1"/>
      <text:p text:style-name="P3">MultiStore nace con la idea de ser un comercio online con un diseño limpio, claro y sin elementos que sobrecargen el espacoi visual. También esta plataforma ha sido diseñada para que experirmentar una buena y sencilla experiencia de usuario, al facilitar siempre todos los datos sobre el producto.</text:p>
      <text:p text:style-name="P3"/>
      <text:p text:style-name="P3">La plataforma se ha centrado en la venta de eloctrinca, mas concretamente ordenadores, portátiles y diversos perifericos y accerios; debido a que la mayoria de los consumiodores prefieren comprar este tipo de articulos en la red.</text:p>
      <text:p text:style-name="P3"/>
      <text:p text:style-name="P3">2.-Funcionalidades</text:p>
      <text:p text:style-name="P3"/>
      <text:list xml:id="list3134334962" text:style-name="L1">
        <text:list-item>
          <text:p text:style-name="P4">Listado de categorias</text:p>
        </text:list-item>
        <text:list-item>
          <text:p text:style-name="P4">Listado de produxctos por categoria</text:p>
        </text:list-item>
        <text:list-item>
          <text:p text:style-name="P4">Listado de productos por subcategoria</text:p>
        </text:list-item>
        <text:list-item>
          <text:p text:style-name="P4">Registro de usuarios</text:p>
        </text:list-item>
        <text:list-item>
          <text:p text:style-name="P4">Inicio de sesion</text:p>
        </text:list-item>
        <text:list-item>
          <text:p text:style-name="P4">Cierre de sesion</text:p>
        </text:list-item>
        <text:list-item>
          <text:p text:style-name="P4">Carrito de compra</text:p>
        </text:list-item>
        <text:list-item>
          <text:p text:style-name="P4">Compra de productos</text:p>
        </text:list-item>
        <text:list-item>
          <text:p text:style-name="P4">Visualizacion de datos de usuario</text:p>
        </text:list-item>
        <text:list-item>
          <text:p text:style-name="P4">Edicion de datos de usuarios</text:p>
        </text:list-item>
      </text:list>
      <text:p text:style-name="P3"/>
      <text:p text:style-name="P3">3.- Resumen de tecnologías utilizadas</text:p>
      <text:p text:style-name="P3"/>
      <text:p text:style-name="P3">Esta plataforma ha sido desarrollada con el framewor Symfony, basado en PHP, en su versión 5, y con Symfony server v4.22.XX. Symfony es un framework muy potente para desarrollar aplicaicones web. Utiliza el sistema de plantillas twig para laparte de cliente de la aplicación.</text:p>
      <text:p text:style-name="P3"/>
      <text:p text:style-name="P5">Para agilizar el desarrollo de la aplicación en la maquetación de la página web y garantizar la responsividad de la misma, se ha desarrollado utilizando el framework Bootstrap en su versió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9T23:48:39.745000000</meta:creation-date>
    <dc:date>2021-06-10T00:08:52.186000000</dc:date>
    <meta:editing-duration>PT9M10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9" meta:word-count="317" meta:character-count="1881" meta:non-whitespace-character-count="1591"/>
  </office:meta>
</office:document-meta>
</file>